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0.6904166666667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olsko</text:p>
          </table:table-cell>
          <table:table-cell office:value-type="string" table:style-name="ce1">
            <text:p>cena za M včetně DPH</text:p>
          </table:table-cell>
          <table:table-cell office:value-type="string" table:style-name="ce1">
            <text:p>cena za M bez DP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www.speckable.pl/pl/product/21528,kabel-ftp-kat-7-s-ftp-4x2x0-57-pomaranczowy-lsoh-neku</text:p>
          </table:table-cell>
          <table:table-cell office:value-type="float" office:value="18.04" table:formula="of:=6560/2000*5.5" table:style-name="ce1">
            <text:p>18,04</text:p>
          </table:table-cell>
          <table:table-cell office:value-type="float" office:value="14.666666666666666" table:formula="of:=[.B2]/1.23" table:style-name="ce1">
            <text:p>14,66666667</text:p>
          </table:table-cell>
          <table:table-cell table:style-name="ce1"/>
          <table:table-cell office:value-type="float" office:value="29333.333333333332" table:formula="of:=[.C2]*2000" table:style-name="ce1">
            <text:p>29333,333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mpleksmedia.pl/kabel-lan-sftp-cat-7-lcs7l-11cu-0305-s-lanberg,id5338.html</text:p>
          </table:table-cell>
          <table:table-cell office:value-type="float" office:value="17.575956284153005" table:style-name="ce1">
            <text:p>17,57595628</text:p>
          </table:table-cell>
          <table:table-cell office:value-type="float" office:value="14.289395352969922" table:formula="of:=[.B3]/1.23" table:style-name="ce1">
            <text:p>14,28939535</text:p>
          </table:table-cell>
          <table:table-cell table:style-name="ce1"/>
          <table:table-cell office:value-type="float" office:value="28578.790705939846" table:formula="of:=[.C3]*2000" table:style-name="ce1">
            <text:p>28578,790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x-kom.pl/p/1161158-kabel-sieciowy-rj-45-lan-unitek-skretka-lszh-cat-7-s-ftp-305m.html</text:p>
          </table:table-cell>
          <table:table-cell office:value-type="float" office:value="13.50655737704918" table:formula="of:=749/305*5.5" table:style-name="ce1">
            <text:p>13,50655738</text:p>
          </table:table-cell>
          <table:table-cell office:value-type="float" office:value="10.980940956950553" table:formula="of:=[.B4]/1.23" table:style-name="ce1">
            <text:p>10,98094096</text:p>
          </table:table-cell>
          <table:table-cell table:style-name="ce1"/>
          <table:table-cell office:value-type="float" office:value="21961.881913901107" table:formula="of:=[.C4]*2000" table:style-name="ce1">
            <text:p>21961,881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oline.pl/unitek-patch-cable-skretka-lszh-cat-7-s-ftp-305m-c18122bl-p8117909</text:p>
          </table:table-cell>
          <table:table-cell office:value-type="float" office:value="13.29016393442623" table:formula="of:=737/305*5.5" table:style-name="ce1">
            <text:p>13,29016393</text:p>
          </table:table-cell>
          <table:table-cell office:value-type="float" office:value="10.805011328801813" table:formula="of:=[.B5]/1.23" table:style-name="ce1">
            <text:p>10,80501133</text:p>
          </table:table-cell>
          <table:table-cell table:style-name="ce1"/>
          <table:table-cell office:value-type="float" office:value="21610.022657603626" table:formula="of:=[.C5]*2000" table:style-name="ce1">
            <text:p>21610,0226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ěmeck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www.hb-digital.de/1000-m-Ethernet-Network-Cable-CAT-7-LAN-Cable-max-1000-MHz-S-FTP-AWG23-LSZH-Yellow</text:p>
          </table:table-cell>
          <table:table-cell office:value-type="float" office:value="15.6225" table:formula="of:=624.9/1000*25" table:style-name="ce1">
            <text:p>15,6225</text:p>
          </table:table-cell>
          <table:table-cell office:value-type="float" office:value="13.128151260504202" table:formula="of:=[.B8]/1.19" table:style-name="ce1">
            <text:p>13,12815126</text:p>
          </table:table-cell>
          <table:table-cell table:style-name="ce1"/>
          <table:table-cell office:value-type="float" office:value="26256.302521008405" table:formula="of:=[.C8]*2000" table:style-name="ce1">
            <text:p>26256,302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edstar24.de/CAT-7-Verlegekabel-variable-Laenge-500m-Werkzeugset-10x-Vergoldet-RJ45-Netzwerkstecker</text:p>
          </table:table-cell>
          <table:table-cell office:value-type="float" office:value="15.794999999999998" table:formula="of:=315.9/500*25" table:style-name="ce1">
            <text:p>15,795</text:p>
          </table:table-cell>
          <table:table-cell office:value-type="float" office:value="13.273109243697478" table:formula="of:=[.B9]/1.19" table:style-name="ce1">
            <text:p>13,27310924</text:p>
          </table:table-cell>
          <table:table-cell table:style-name="ce1"/>
          <table:table-cell office:value-type="float" office:value="26546.218487394955" table:formula="of:=[.C9]*2000" table:style-name="ce1">
            <text:p>26546,218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mazon.de/-/cs/gp/product/B08DQPGVLJ/ref=ox_sc_act_title_1?smid=A1ITMCQJZLJ8ON&amp;psc=1</text:p>
          </table:table-cell>
          <table:table-cell office:value-type="float" office:value="14.97" table:formula="of:=1197.6/2000*25" table:style-name="ce1">
            <text:p>14,97</text:p>
          </table:table-cell>
          <table:table-cell office:value-type="float" office:value="12.579831932773111" table:formula="of:=[.B10]/1.19" table:style-name="ce1">
            <text:p>12,57983193</text:p>
          </table:table-cell>
          <table:table-cell table:style-name="ce1"/>
          <table:table-cell office:value-type="float" office:value="25159.663865546223" table:formula="of:=[.C10]*2000" table:style-name="ce1">
            <text:p>25159,66387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Zásuvk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elektrika.cz/data/clanky/clanek.2005-04-11.13927455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s://www.schrack.cz/onlinecontact/?article=Po%C5%BE%C3%A1dat+o+projektovou+cenu+na+produkt+HSEDG2UW6V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Michna, Jiří (IN LVM FIN EU PLM)</meta:initial-creator>
    <dc:creator>Michna, Jiří (IN LVM FIN EU PLM)</dc:creator>
    <meta:creation-date>2024-05-07T11:44:48Z</meta:creation-date>
    <dc:date>2024-05-07T13:30:32Z</dc:date>
    <meta:editing-duration>PT0S</meta:editing-duration>
  </office:meta>
</office:document-meta>
</file>